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+[.B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+[.B2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+[.B3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]+[.B4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]+[.B5]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7]+[.B6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8]+[.B7]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9]+[.B8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0]+[.B9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1]+[.B10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2]+[.B1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3]+[.B12]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4]+[.B13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5]+[.B14]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6]+[.B15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7]+[.B16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8]+[.B17]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9]+[.B18]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20]+[.B19]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21]+[.B20]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2]+[.B21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3]+[.B22]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4]+[.B23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5]+[.B24]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6]+[.B25]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7]+[.B26]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8]+[.B27]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9]+[.B28]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0]+[.B29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1]+[.B30]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2]+[.B31]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3]+[.B32]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4]+[.B33]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5]+[.B34]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6]+[.B35]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7]+[.B36]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38]+[.B37]" office:value-type="float" office:value="212" calcext:value-type="float">
            <text:p>21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39]+[.B38]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40]+[.B39]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41]+[.B40]"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42]+[.B41]"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43]+[.B42]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44]+[.B43]"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45]+[.B44]"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6]+[.B45]" office:value-type="float" office:value="285" calcext:value-type="float">
            <text:p>28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7]+[.B46]" office:value-type="float" office:value="295" calcext:value-type="float">
            <text:p>29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8]+[.B47]" office:value-type="float" office:value="305" calcext:value-type="float">
            <text:p>30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9]+[.B48]" office:value-type="float" office:value="315" calcext:value-type="float">
            <text:p>31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50]+[.B49]" office:value-type="float" office:value="325" calcext:value-type="float">
            <text:p>32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51]+[.B50]" office:value-type="float" office:value="335" calcext:value-type="float">
            <text:p>33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52]+[.B51]" office:value-type="float" office:value="346" calcext:value-type="float">
            <text:p>34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53]+[.B52]" office:value-type="float" office:value="357" calcext:value-type="float">
            <text:p>35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54]+[.B53]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55]+[.B54]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56]+[.B55]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57]+[.B56]" office:value-type="float" office:value="401" calcext:value-type="float">
            <text:p>40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58]+[.B57]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59]+[.B58]" office:value-type="float" office:value="423" calcext:value-type="float">
            <text:p>42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60]+[.B59]" office:value-type="float" office:value="434" calcext:value-type="float">
            <text:p>43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61]+[.B60]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62]+[.B61]" office:value-type="float" office:value="456" calcext:value-type="float">
            <text:p>45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63]+[.B62]" office:value-type="float" office:value="467" calcext:value-type="float">
            <text:p>46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64]+[.B63]" office:value-type="float" office:value="478" calcext:value-type="float">
            <text:p>47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65]+[.B64]" office:value-type="float" office:value="489" calcext:value-type="float">
            <text:p>489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66]+[.B65]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67]+[.B66]" office:value-type="float" office:value="511" calcext:value-type="float">
            <text:p>5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68]+[.B67]" office:value-type="float" office:value="523" calcext:value-type="float">
            <text:p>52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69]+[.B68]" office:value-type="float" office:value="535" calcext:value-type="float">
            <text:p>53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70]+[.B69]" office:value-type="float" office:value="547" calcext:value-type="float">
            <text:p>54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71]+[.B70]" office:value-type="float" office:value="559" calcext:value-type="float">
            <text:p>559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72]+[.B71]" office:value-type="float" office:value="571" calcext:value-type="float">
            <text:p>57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73]+[.B72]" office:value-type="float" office:value="583" calcext:value-type="float">
            <text:p>58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74]+[.B73]" office:value-type="float" office:value="595" calcext:value-type="float">
            <text:p>59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75]+[.B74]" office:value-type="float" office:value="608" calcext:value-type="float">
            <text:p>60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76]+[.B75]" office:value-type="float" office:value="621" calcext:value-type="float">
            <text:p>62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77]+[.B76]" office:value-type="float" office:value="634" calcext:value-type="float">
            <text:p>63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78]+[.B77]"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79]+[.B78]"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80]+[.B79]"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81]+[.B80]"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82]+[.B81]"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83]+[.B82]" office:value-type="float" office:value="714" calcext:value-type="float">
            <text:p>71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84]+[.B83]" office:value-type="float" office:value="728" calcext:value-type="float">
            <text:p>72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85]+[.B84]" office:value-type="float" office:value="742" calcext:value-type="float">
            <text:p>74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86]+[.B85]" office:value-type="float" office:value="757" calcext:value-type="float">
            <text:p>75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87]+[.B86]" office:value-type="float" office:value="772" calcext:value-type="float">
            <text:p>77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88]+[.B87]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89]+[.B88]" office:value-type="float" office:value="802" calcext:value-type="float">
            <text:p>80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90]+[.B89]" office:value-type="float" office:value="817" calcext:value-type="float">
            <text:p>81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91]+[.B90]" office:value-type="float" office:value="832" calcext:value-type="float">
            <text:p>83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92]+[.B91]" office:value-type="float" office:value="847" calcext:value-type="float">
            <text:p>84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93]+[.B92]" office:value-type="float" office:value="862" calcext:value-type="float">
            <text:p>86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94]+[.B93]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95]+[.B94]"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96]+[.B95]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97]+[.B96]"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98]+[.B97]"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99]+[.B98]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0]+[.B99]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1]+[.B100]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2]+[.B101]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3]+[.B102]"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4]+[.B103]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5]+[.B104]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6]+[.B105]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7]+[.B106]" office:value-type="float" office:value="1085" calcext:value-type="float">
            <text:p>108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8]+[.B107]" office:value-type="float" office:value="1101" calcext:value-type="float">
            <text:p>110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9]+[.B108]" office:value-type="float" office:value="1117" calcext:value-type="float">
            <text:p>111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10]+[.B109]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11]+[.B110]" office:value-type="float" office:value="1150" calcext:value-type="float">
            <text:p>115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12]+[.B111]" office:value-type="float" office:value="1167" calcext:value-type="float">
            <text:p>1167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13]+[.B112]" office:value-type="float" office:value="1184" calcext:value-type="float">
            <text:p>1184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14]+[.B113]" office:value-type="float" office:value="1201" calcext:value-type="float">
            <text:p>120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15]+[.B114]" office:value-type="float" office:value="1218" calcext:value-type="float">
            <text:p>1218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16]+[.B115]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17]+[.B116]" office:value-type="float" office:value="1252" calcext:value-type="float">
            <text:p>125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18]+[.B117]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19]+[.B118]" office:value-type="float" office:value="1286" calcext:value-type="float">
            <text:p>128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20]+[.B119]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21]+[.B120]" office:value-type="float" office:value="1320" calcext:value-type="float">
            <text:p>132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22]+[.B121]" office:value-type="float" office:value="1337" calcext:value-type="float">
            <text:p>1337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23]+[.B122]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24]+[.B123]" office:value-type="float" office:value="1371" calcext:value-type="float">
            <text:p>137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25]+[.B124]" office:value-type="float" office:value="1388" calcext:value-type="float">
            <text:p>1388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26]+[.B125]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27]+[.B126]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28]+[.B127]" office:value-type="float" office:value="1441" calcext:value-type="float">
            <text:p>144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29]+[.B128]"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30]+[.B129]" office:value-type="float" office:value="1477" calcext:value-type="float">
            <text:p>147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31]+[.B130]"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32]+[.B131]" office:value-type="float" office:value="1513" calcext:value-type="float">
            <text:p>151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33]+[.B132]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34]+[.B133]" office:value-type="float" office:value="1549" calcext:value-type="float">
            <text:p>154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35]+[.B134]" office:value-type="float" office:value="1567" calcext:value-type="float">
            <text:p>1567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36]+[.B135]" office:value-type="float" office:value="1586" calcext:value-type="float">
            <text:p>1586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37]+[.B136]" office:value-type="float" office:value="1605" calcext:value-type="float">
            <text:p>160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38]+[.B137]" office:value-type="float" office:value="1624" calcext:value-type="float">
            <text:p>162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39]+[.B138]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40]+[.B139]" office:value-type="float" office:value="1662" calcext:value-type="float">
            <text:p>166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41]+[.B140]" office:value-type="float" office:value="1681" calcext:value-type="float">
            <text:p>168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42]+[.B141]" office:value-type="float" office:value="1700" calcext:value-type="float">
            <text:p>170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43]+[.B142]" office:value-type="float" office:value="1719" calcext:value-type="float">
            <text:p>171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44]+[.B143]" office:value-type="float" office:value="1738" calcext:value-type="float">
            <text:p>173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45]+[.B144]" office:value-type="float" office:value="1757" calcext:value-type="float">
            <text:p>1757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46]+[.B145]" office:value-type="float" office:value="1776" calcext:value-type="float">
            <text:p>1776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47]+[.B146]" office:value-type="float" office:value="1795" calcext:value-type="float">
            <text:p>179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48]+[.B147]"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49]+[.B148]"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0]+[.B149]" office:value-type="float" office:value="1853" calcext:value-type="float">
            <text:p>185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1]+[.B150]" office:value-type="float" office:value="1873" calcext:value-type="float">
            <text:p>187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2]+[.B151]" office:value-type="float" office:value="1893" calcext:value-type="float">
            <text:p>189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3]+[.B152]" office:value-type="float" office:value="1913" calcext:value-type="float">
            <text:p>191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4]+[.B153]" office:value-type="float" office:value="1933" calcext:value-type="float">
            <text:p>193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5]+[.B154]"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6]+[.B155]" office:value-type="float" office:value="1973" calcext:value-type="float">
            <text:p>197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7]+[.B156]" office:value-type="float" office:value="1993" calcext:value-type="float">
            <text:p>199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8]+[.B157]" office:value-type="float" office:value="2013" calcext:value-type="float">
            <text:p>201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9]+[.B158]" office:value-type="float" office:value="2033" calcext:value-type="float">
            <text:p>203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0]+[.B159]" office:value-type="float" office:value="2053" calcext:value-type="float">
            <text:p>205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1]+[.B160]"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2]+[.B161]" office:value-type="float" office:value="2093" calcext:value-type="float">
            <text:p>209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3]+[.B162]" office:value-type="float" office:value="2113" calcext:value-type="float">
            <text:p>211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4]+[.B163]" office:value-type="float" office:value="2133" calcext:value-type="float">
            <text:p>213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5]+[.B164]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6]+[.B165]" office:value-type="float" office:value="2173" calcext:value-type="float">
            <text:p>217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7]+[.B166]" office:value-type="float" office:value="2193" calcext:value-type="float">
            <text:p>219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8]+[.B167]" office:value-type="float" office:value="2213" calcext:value-type="float">
            <text:p>2213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69]+[.B168]" office:value-type="float" office:value="2234" calcext:value-type="float">
            <text:p>2234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0]+[.B169]"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1]+[.B170]" office:value-type="float" office:value="2276" calcext:value-type="float">
            <text:p>2276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2]+[.B171]" office:value-type="float" office:value="2297" calcext:value-type="float">
            <text:p>229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3]+[.B172]" office:value-type="float" office:value="2318" calcext:value-type="float">
            <text:p>2318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4]+[.B173]" office:value-type="float" office:value="2339" calcext:value-type="float">
            <text:p>2339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5]+[.B174]"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6]+[.B175]" office:value-type="float" office:value="2381" calcext:value-type="float">
            <text:p>238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7]+[.B176]" office:value-type="float" office:value="2402" calcext:value-type="float">
            <text:p>240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8]+[.B177]" office:value-type="float" office:value="2423" calcext:value-type="float">
            <text:p>2423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9]+[.B178]" office:value-type="float" office:value="2444" calcext:value-type="float">
            <text:p>2444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80]+[.B179]" office:value-type="float" office:value="2465" calcext:value-type="float">
            <text:p>246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81]+[.B180]" office:value-type="float" office:value="2486" calcext:value-type="float">
            <text:p>2486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2]+[.B181]" office:value-type="float" office:value="2508" calcext:value-type="float">
            <text:p>250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3]+[.B182]" office:value-type="float" office:value="2530" calcext:value-type="float">
            <text:p>253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4]+[.B183]" office:value-type="float" office:value="2552" calcext:value-type="float">
            <text:p>255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5]+[.B184]" office:value-type="float" office:value="2574" calcext:value-type="float">
            <text:p>257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6]+[.B185]" office:value-type="float" office:value="2596" calcext:value-type="float">
            <text:p>2596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7]+[.B186]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8]+[.B187]" office:value-type="float" office:value="2640" calcext:value-type="float">
            <text:p>264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9]+[.B188]" office:value-type="float" office:value="2662" calcext:value-type="float">
            <text:p>266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0]+[.B189]" office:value-type="float" office:value="2684" calcext:value-type="float">
            <text:p>268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1]+[.B190]" office:value-type="float" office:value="2706" calcext:value-type="float">
            <text:p>2706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2]+[.B191]" office:value-type="float" office:value="2728" calcext:value-type="float">
            <text:p>272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3]+[.B192]" office:value-type="float" office:value="2750" calcext:value-type="float">
            <text:p>275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4]+[.B193]" office:value-type="float" office:value="2772" calcext:value-type="float">
            <text:p>277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5]+[.B194]" office:value-type="float" office:value="2794" calcext:value-type="float">
            <text:p>279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6]+[.B195]" office:value-type="float" office:value="2816" calcext:value-type="float">
            <text:p>2816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7]+[.B196]" office:value-type="float" office:value="2838" calcext:value-type="float">
            <text:p>283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8]+[.B197]" office:value-type="float" office:value="2860" calcext:value-type="float">
            <text:p>286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9]+[.B198]" office:value-type="float" office:value="2883" calcext:value-type="float">
            <text:p>2883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0]+[.B199]" office:value-type="float" office:value="2906" calcext:value-type="float">
            <text:p>2906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1]+[.B200]" office:value-type="float" office:value="2929" calcext:value-type="float">
            <text:p>292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2]+[.B201]" office:value-type="float" office:value="2952" calcext:value-type="float">
            <text:p>295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3]+[.B202]" office:value-type="float" office:value="2975" calcext:value-type="float">
            <text:p>297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4]+[.B203]" office:value-type="float" office:value="2998" calcext:value-type="float">
            <text:p>2998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5]+[.B204]" office:value-type="float" office:value="3021" calcext:value-type="float">
            <text:p>302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6]+[.B205]" office:value-type="float" office:value="3044" calcext:value-type="float">
            <text:p>3044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7]+[.B206]" office:value-type="float" office:value="3067" calcext:value-type="float">
            <text:p>3067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8]+[.B207]" office:value-type="float" office:value="3090" calcext:value-type="float">
            <text:p>309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9]+[.B208]" office:value-type="float" office:value="3113" calcext:value-type="float">
            <text:p>3113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10]+[.B209]" office:value-type="float" office:value="3136" calcext:value-type="float">
            <text:p>3136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11]+[.B210]" office:value-type="float" office:value="3159" calcext:value-type="float">
            <text:p>315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12]+[.B211]" office:value-type="float" office:value="3182" calcext:value-type="float">
            <text:p>318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13]+[.B212]" office:value-type="float" office:value="3205" calcext:value-type="float">
            <text:p>320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14]+[.B213]" office:value-type="float" office:value="3228" calcext:value-type="float">
            <text:p>3228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5]+[.B214]" office:value-type="float" office:value="3252" calcext:value-type="float">
            <text:p>325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6]+[.B215]"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7]+[.B216]" office:value-type="float" office:value="3300" calcext:value-type="float">
            <text:p>330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8]+[.B217]" office:value-type="float" office:value="3324" calcext:value-type="float">
            <text:p>3324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9]+[.B218]" office:value-type="float" office:value="3348" calcext:value-type="float">
            <text:p>3348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0]+[.B219]" office:value-type="float" office:value="3372" calcext:value-type="float">
            <text:p>337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1]+[.B220]" office:value-type="float" office:value="3396" calcext:value-type="float">
            <text:p>3396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2]+[.B221]" office:value-type="float" office:value="3420" calcext:value-type="float">
            <text:p>342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3]+[.B222]" office:value-type="float" office:value="3444" calcext:value-type="float">
            <text:p>3444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4]+[.B223]" office:value-type="float" office:value="3468" calcext:value-type="float">
            <text:p>3468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5]+[.B224]" office:value-type="float" office:value="3492" calcext:value-type="float">
            <text:p>349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6]+[.B225]" office:value-type="float" office:value="3516" calcext:value-type="float">
            <text:p>3516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7]+[.B226]" office:value-type="float" office:value="3540" calcext:value-type="float">
            <text:p>354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8]+[.B227]" office:value-type="float" office:value="3564" calcext:value-type="float">
            <text:p>3564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9]+[.B228]" office:value-type="float" office:value="3588" calcext:value-type="float">
            <text:p>3588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0]+[.B229]" office:value-type="float" office:value="3612" calcext:value-type="float">
            <text:p>361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1]+[.B230]" office:value-type="float" office:value="3636" calcext:value-type="float">
            <text:p>3636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2]+[.B231]" office:value-type="float" office:value="3660" calcext:value-type="float">
            <text:p>366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3]+[.B232]" office:value-type="float" office:value="3684" calcext:value-type="float">
            <text:p>3684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4]+[.B233]" office:value-type="float" office:value="3708" calcext:value-type="float">
            <text:p>3708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5]+[.B234]" office:value-type="float" office:value="3732" calcext:value-type="float">
            <text:p>373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6]+[.B235]" office:value-type="float" office:value="3756" calcext:value-type="float">
            <text:p>3756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7]+[.B236]" office:value-type="float" office:value="3780" calcext:value-type="float">
            <text:p>378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8]+[.B237]" office:value-type="float" office:value="3804" calcext:value-type="float">
            <text:p>3804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9]+[.B238]" office:value-type="float" office:value="3828" calcext:value-type="float">
            <text:p>382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0]+[.B239]" office:value-type="float" office:value="3853" calcext:value-type="float">
            <text:p>385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1]+[.B240]" office:value-type="float" office:value="3878" calcext:value-type="float">
            <text:p>387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2]+[.B241]" office:value-type="float" office:value="3903" calcext:value-type="float">
            <text:p>390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3]+[.B242]" office:value-type="float" office:value="3928" calcext:value-type="float">
            <text:p>392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4]+[.B243]" office:value-type="float" office:value="3953" calcext:value-type="float">
            <text:p>395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5]+[.B244]" office:value-type="float" office:value="3978" calcext:value-type="float">
            <text:p>397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6]+[.B245]" office:value-type="float" office:value="4003" calcext:value-type="float">
            <text:p>400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7]+[.B246]" office:value-type="float" office:value="4028" calcext:value-type="float">
            <text:p>402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8]+[.B247]" office:value-type="float" office:value="4053" calcext:value-type="float">
            <text:p>405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9]+[.B248]" office:value-type="float" office:value="4078" calcext:value-type="float">
            <text:p>407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0]+[.B249]" office:value-type="float" office:value="4103" calcext:value-type="float">
            <text:p>410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1]+[.B250]" office:value-type="float" office:value="4128" calcext:value-type="float">
            <text:p>412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2]+[.B251]" office:value-type="float" office:value="4153" calcext:value-type="float">
            <text:p>415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3]+[.B252]" office:value-type="float" office:value="4178" calcext:value-type="float">
            <text:p>417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4]+[.B253]" office:value-type="float" office:value="4203" calcext:value-type="float">
            <text:p>420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5]+[.B254]" office:value-type="float" office:value="4228" calcext:value-type="float">
            <text:p>422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6]+[.B255]" office:value-type="float" office:value="4253" calcext:value-type="float">
            <text:p>425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7]+[.B256]" office:value-type="float" office:value="4278" calcext:value-type="float">
            <text:p>427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8]+[.B257]" office:value-type="float" office:value="4303" calcext:value-type="float">
            <text:p>430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9]+[.B258]" office:value-type="float" office:value="4328" calcext:value-type="float">
            <text:p>432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0]+[.B259]" office:value-type="float" office:value="4353" calcext:value-type="float">
            <text:p>435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1]+[.B260]" office:value-type="float" office:value="4378" calcext:value-type="float">
            <text:p>437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2]+[.B261]" office:value-type="float" office:value="4403" calcext:value-type="float">
            <text:p>440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3]+[.B262]" office:value-type="float" office:value="4428" calcext:value-type="float">
            <text:p>442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4]+[.B263]" office:value-type="float" office:value="4453" calcext:value-type="float">
            <text:p>445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5]+[.B264]" office:value-type="float" office:value="4478" calcext:value-type="float">
            <text:p>447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6]+[.B265]" office:value-type="float" office:value="4503" calcext:value-type="float">
            <text:p>450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7]+[.B266]" office:value-type="float" office:value="4528" calcext:value-type="float">
            <text:p>452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8]+[.B267]" office:value-type="float" office:value="4553" calcext:value-type="float">
            <text:p>455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9]+[.B268]" office:value-type="float" office:value="4578" calcext:value-type="float">
            <text:p>4578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0]+[.B269]" office:value-type="float" office:value="4604" calcext:value-type="float">
            <text:p>460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1]+[.B270]" office:value-type="float" office:value="4630" calcext:value-type="float">
            <text:p>463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2]+[.B271]" office:value-type="float" office:value="4656" calcext:value-type="float">
            <text:p>4656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3]+[.B272]" office:value-type="float" office:value="4682" calcext:value-type="float">
            <text:p>468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4]+[.B273]" office:value-type="float" office:value="4708" calcext:value-type="float">
            <text:p>4708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5]+[.B274]" office:value-type="float" office:value="4734" calcext:value-type="float">
            <text:p>473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6]+[.B275]" office:value-type="float" office:value="4760" calcext:value-type="float">
            <text:p>476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7]+[.B276]" office:value-type="float" office:value="4786" calcext:value-type="float">
            <text:p>4786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8]+[.B277]" office:value-type="float" office:value="4812" calcext:value-type="float">
            <text:p>481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9]+[.B278]" office:value-type="float" office:value="4838" calcext:value-type="float">
            <text:p>4838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0]+[.B279]" office:value-type="float" office:value="4864" calcext:value-type="float">
            <text:p>486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1]+[.B280]" office:value-type="float" office:value="4890" calcext:value-type="float">
            <text:p>489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2]+[.B281]" office:value-type="float" office:value="4916" calcext:value-type="float">
            <text:p>4916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3]+[.B282]" office:value-type="float" office:value="4942" calcext:value-type="float">
            <text:p>494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4]+[.B283]" office:value-type="float" office:value="4968" calcext:value-type="float">
            <text:p>4968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5]+[.B284]" office:value-type="float" office:value="4994" calcext:value-type="float">
            <text:p>499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6]+[.B285]" office:value-type="float" office:value="5020" calcext:value-type="float">
            <text:p>502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7]+[.B286]" office:value-type="float" office:value="5046" calcext:value-type="float">
            <text:p>5046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8]+[.B287]" office:value-type="float" office:value="5072" calcext:value-type="float">
            <text:p>507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9]+[.B288]" office:value-type="float" office:value="5098" calcext:value-type="float">
            <text:p>5098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90]+[.B289]" office:value-type="float" office:value="5124" calcext:value-type="float">
            <text:p>5124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1]+[.B290]" office:value-type="float" office:value="5151" calcext:value-type="float">
            <text:p>515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2]+[.B291]" office:value-type="float" office:value="5178" calcext:value-type="float">
            <text:p>5178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3]+[.B292]" office:value-type="float" office:value="5205" calcext:value-type="float">
            <text:p>520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4]+[.B293]" office:value-type="float" office:value="5232" calcext:value-type="float">
            <text:p>523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5]+[.B294]" office:value-type="float" office:value="5259" calcext:value-type="float">
            <text:p>5259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6]+[.B295]" office:value-type="float" office:value="5286" calcext:value-type="float">
            <text:p>5286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7]+[.B296]" office:value-type="float" office:value="5313" calcext:value-type="float">
            <text:p>5313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8]+[.B297]" office:value-type="float" office:value="5340" calcext:value-type="float">
            <text:p>534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9]+[.B298]" office:value-type="float" office:value="5367" calcext:value-type="float">
            <text:p>5367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0]+[.B299]" office:value-type="float" office:value="5394" calcext:value-type="float">
            <text:p>5394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1]+[.B300]" office:value-type="float" office:value="5421" calcext:value-type="float">
            <text:p>542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2]+[.B301]" office:value-type="float" office:value="5448" calcext:value-type="float">
            <text:p>5448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3]+[.B302]" office:value-type="float" office:value="5475" calcext:value-type="float">
            <text:p>547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4]+[.B303]" office:value-type="float" office:value="5503" calcext:value-type="float">
            <text:p>5503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5]+[.B304]" office:value-type="float" office:value="5531" calcext:value-type="float">
            <text:p>5531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6]+[.B305]" office:value-type="float" office:value="5559" calcext:value-type="float">
            <text:p>555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7]+[.B306]" office:value-type="float" office:value="5587" calcext:value-type="float">
            <text:p>558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8]+[.B307]" office:value-type="float" office:value="5615" calcext:value-type="float">
            <text:p>561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9]+[.B308]" office:value-type="float" office:value="5643" calcext:value-type="float">
            <text:p>5643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0]+[.B309]" office:value-type="float" office:value="5671" calcext:value-type="float">
            <text:p>5671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1]+[.B310]" office:value-type="float" office:value="5699" calcext:value-type="float">
            <text:p>569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2]+[.B311]" office:value-type="float" office:value="5727" calcext:value-type="float">
            <text:p>572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3]+[.B312]" office:value-type="float" office:value="5755" calcext:value-type="float">
            <text:p>575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4]+[.B313]" office:value-type="float" office:value="5783" calcext:value-type="float">
            <text:p>5783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5]+[.B314]" office:value-type="float" office:value="5811" calcext:value-type="float">
            <text:p>5811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6]+[.B315]" office:value-type="float" office:value="5839" calcext:value-type="float">
            <text:p>583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7]+[.B316]" office:value-type="float" office:value="5867" calcext:value-type="float">
            <text:p>586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8]+[.B317]" office:value-type="float" office:value="5895" calcext:value-type="float">
            <text:p>589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9]+[.B318]" office:value-type="float" office:value="5923" calcext:value-type="float">
            <text:p>5923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20]+[.B319]" office:value-type="float" office:value="5951" calcext:value-type="float">
            <text:p>5951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21]+[.B320]" office:value-type="float" office:value="5979" calcext:value-type="float">
            <text:p>597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22]+[.B321]" office:value-type="float" office:value="6007" calcext:value-type="float">
            <text:p>600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3]+[.B322]" office:value-type="float" office:value="6036" calcext:value-type="float">
            <text:p>6036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4]+[.B323]" office:value-type="float" office:value="6065" calcext:value-type="float">
            <text:p>606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5]+[.B324]" office:value-type="float" office:value="6094" calcext:value-type="float">
            <text:p>609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6]+[.B325]" office:value-type="float" office:value="6123" calcext:value-type="float">
            <text:p>6123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7]+[.B326]" office:value-type="float" office:value="6152" calcext:value-type="float">
            <text:p>615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8]+[.B327]" office:value-type="float" office:value="6181" calcext:value-type="float">
            <text:p>6181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9]+[.B328]" office:value-type="float" office:value="6210" calcext:value-type="float">
            <text:p>621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0]+[.B329]" office:value-type="float" office:value="6239" calcext:value-type="float">
            <text:p>6239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1]+[.B330]" office:value-type="float" office:value="6268" calcext:value-type="float">
            <text:p>6268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2]+[.B331]" office:value-type="float" office:value="6297" calcext:value-type="float">
            <text:p>629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3]+[.B332]" office:value-type="float" office:value="6326" calcext:value-type="float">
            <text:p>6326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4]+[.B333]" office:value-type="float" office:value="6355" calcext:value-type="float">
            <text:p>635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5]+[.B334]" office:value-type="float" office:value="6384" calcext:value-type="float">
            <text:p>638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6]+[.B335]" office:value-type="float" office:value="6413" calcext:value-type="float">
            <text:p>6413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7]+[.B336]" office:value-type="float" office:value="6442" calcext:value-type="float">
            <text:p>644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8]+[.B337]" office:value-type="float" office:value="6471" calcext:value-type="float">
            <text:p>6471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9]+[.B338]" office:value-type="float" office:value="6500" calcext:value-type="float">
            <text:p>650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0]+[.B339]" office:value-type="float" office:value="6529" calcext:value-type="float">
            <text:p>6529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1]+[.B340]" office:value-type="float" office:value="6558" calcext:value-type="float">
            <text:p>6558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2]+[.B341]" office:value-type="float" office:value="6587" calcext:value-type="float">
            <text:p>658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3]+[.B342]" office:value-type="float" office:value="6616" calcext:value-type="float">
            <text:p>6616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4]+[.B343]" office:value-type="float" office:value="6645" calcext:value-type="float">
            <text:p>664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5]+[.B344]" office:value-type="float" office:value="6674" calcext:value-type="float">
            <text:p>667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6]+[.B345]" office:value-type="float" office:value="6703" calcext:value-type="float">
            <text:p>6703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7]+[.B346]" office:value-type="float" office:value="6732" calcext:value-type="float">
            <text:p>673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8]+[.B347]" office:value-type="float" office:value="6761" calcext:value-type="float">
            <text:p>6761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9]+[.B348]" office:value-type="float" office:value="6790" calcext:value-type="float">
            <text:p>679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0]+[.B349]" office:value-type="float" office:value="6820" calcext:value-type="float">
            <text:p>682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1]+[.B350]" office:value-type="float" office:value="6850" calcext:value-type="float">
            <text:p>685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2]+[.B351]" office:value-type="float" office:value="6880" calcext:value-type="float">
            <text:p>688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3]+[.B352]" office:value-type="float" office:value="6910" calcext:value-type="float">
            <text:p>691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4]+[.B353]" office:value-type="float" office:value="6940" calcext:value-type="float">
            <text:p>694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5]+[.B354]" office:value-type="float" office:value="6970" calcext:value-type="float">
            <text:p>697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6]+[.B355]" office:value-type="float" office:value="7000" calcext:value-type="float">
            <text:p>700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7]+[.B356]" office:value-type="float" office:value="7030" calcext:value-type="float">
            <text:p>703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8]+[.B357]" office:value-type="float" office:value="7060" calcext:value-type="float">
            <text:p>706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9]+[.B358]" office:value-type="float" office:value="7090" calcext:value-type="float">
            <text:p>709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0]+[.B359]" office:value-type="float" office:value="7120" calcext:value-type="float">
            <text:p>712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1]+[.B360]" office:value-type="float" office:value="7150" calcext:value-type="float">
            <text:p>715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2]+[.B361]" office:value-type="float" office:value="7180" calcext:value-type="float">
            <text:p>718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3]+[.B362]" office:value-type="float" office:value="7210" calcext:value-type="float">
            <text:p>721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4]+[.B363]" office:value-type="float" office:value="7240" calcext:value-type="float">
            <text:p>724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5]+[.B364]" office:value-type="float" office:value="7270" calcext:value-type="float">
            <text:p>727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6]+[.B365]" office:value-type="float" office:value="7300" calcext:value-type="float">
            <text:p>730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7]+[.B366]" office:value-type="float" office:value="7330" calcext:value-type="float">
            <text:p>733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8]+[.B367]" office:value-type="float" office:value="7360" calcext:value-type="float">
            <text:p>736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9]+[.B368]" office:value-type="float" office:value="7390" calcext:value-type="float">
            <text:p>739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0]+[.B369]" office:value-type="float" office:value="7421" calcext:value-type="float">
            <text:p>7421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1]+[.B370]" office:value-type="float" office:value="7452" calcext:value-type="float">
            <text:p>745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2]+[.B371]" office:value-type="float" office:value="7483" calcext:value-type="float">
            <text:p>7483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3]+[.B372]" office:value-type="float" office:value="7514" calcext:value-type="float">
            <text:p>751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4]+[.B373]" office:value-type="float" office:value="7545" calcext:value-type="float">
            <text:p>7545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5]+[.B374]" office:value-type="float" office:value="7576" calcext:value-type="float">
            <text:p>7576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6]+[.B375]" office:value-type="float" office:value="7607" calcext:value-type="float">
            <text:p>7607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7]+[.B376]" office:value-type="float" office:value="7638" calcext:value-type="float">
            <text:p>7638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8]+[.B377]" office:value-type="float" office:value="7669" calcext:value-type="float">
            <text:p>7669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9]+[.B378]" office:value-type="float" office:value="7700" calcext:value-type="float">
            <text:p>770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0]+[.B379]" office:value-type="float" office:value="7731" calcext:value-type="float">
            <text:p>7731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1]+[.B380]" office:value-type="float" office:value="7762" calcext:value-type="float">
            <text:p>776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2]+[.B381]" office:value-type="float" office:value="7793" calcext:value-type="float">
            <text:p>7793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3]+[.B382]" office:value-type="float" office:value="7824" calcext:value-type="float">
            <text:p>782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4]+[.B383]" office:value-type="float" office:value="7855" calcext:value-type="float">
            <text:p>7855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5]+[.B384]" office:value-type="float" office:value="7886" calcext:value-type="float">
            <text:p>7886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6]+[.B385]" office:value-type="float" office:value="7917" calcext:value-type="float">
            <text:p>7917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7]+[.B386]" office:value-type="float" office:value="7948" calcext:value-type="float">
            <text:p>7948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8]+[.B387]" office:value-type="float" office:value="7979" calcext:value-type="float">
            <text:p>7979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9]+[.B388]" office:value-type="float" office:value="8010" calcext:value-type="float">
            <text:p>801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0]+[.B389]" office:value-type="float" office:value="8041" calcext:value-type="float">
            <text:p>8041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1]+[.B390]" office:value-type="float" office:value="8072" calcext:value-type="float">
            <text:p>807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2]+[.B391]" office:value-type="float" office:value="8103" calcext:value-type="float">
            <text:p>8103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3]+[.B392]" office:value-type="float" office:value="8134" calcext:value-type="float">
            <text:p>813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4]+[.B393]" office:value-type="float" office:value="8165" calcext:value-type="float">
            <text:p>8165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5]+[.B394]" office:value-type="float" office:value="8196" calcext:value-type="float">
            <text:p>8196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6]+[.B395]" office:value-type="float" office:value="8227" calcext:value-type="float">
            <text:p>8227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7]+[.B396]" office:value-type="float" office:value="8258" calcext:value-type="float">
            <text:p>8258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8]+[.B397]" office:value-type="float" office:value="8289" calcext:value-type="float">
            <text:p>8289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9]+[.B398]" office:value-type="float" office:value="8320" calcext:value-type="float">
            <text:p>832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0]+[.B399]" office:value-type="float" office:value="8352" calcext:value-type="float">
            <text:p>835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1]+[.B400]" office:value-type="float" office:value="8384" calcext:value-type="float">
            <text:p>838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2]+[.B401]" office:value-type="float" office:value="8416" calcext:value-type="float">
            <text:p>841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3]+[.B402]" office:value-type="float" office:value="8448" calcext:value-type="float">
            <text:p>844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4]+[.B403]" office:value-type="float" office:value="8480" calcext:value-type="float">
            <text:p>848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5]+[.B404]" office:value-type="float" office:value="8512" calcext:value-type="float">
            <text:p>851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6]+[.B405]" office:value-type="float" office:value="8544" calcext:value-type="float">
            <text:p>854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7]+[.B406]" office:value-type="float" office:value="8576" calcext:value-type="float">
            <text:p>857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8]+[.B407]" office:value-type="float" office:value="8608" calcext:value-type="float">
            <text:p>860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9]+[.B408]" office:value-type="float" office:value="8640" calcext:value-type="float">
            <text:p>864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0]+[.B409]" office:value-type="float" office:value="8672" calcext:value-type="float">
            <text:p>867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1]+[.B410]" office:value-type="float" office:value="8704" calcext:value-type="float">
            <text:p>870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2]+[.B411]" office:value-type="float" office:value="8736" calcext:value-type="float">
            <text:p>873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3]+[.B412]" office:value-type="float" office:value="8768" calcext:value-type="float">
            <text:p>876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4]+[.B413]" office:value-type="float" office:value="8800" calcext:value-type="float">
            <text:p>88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5]+[.B414]" office:value-type="float" office:value="8832" calcext:value-type="float">
            <text:p>883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6]+[.B415]" office:value-type="float" office:value="8864" calcext:value-type="float">
            <text:p>886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7]+[.B416]" office:value-type="float" office:value="8896" calcext:value-type="float">
            <text:p>889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8]+[.B417]" office:value-type="float" office:value="8928" calcext:value-type="float">
            <text:p>892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9]+[.B418]" office:value-type="float" office:value="8960" calcext:value-type="float">
            <text:p>896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0]+[.B419]" office:value-type="float" office:value="8992" calcext:value-type="float">
            <text:p>899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1]+[.B420]" office:value-type="float" office:value="9024" calcext:value-type="float">
            <text:p>902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2]+[.B421]" office:value-type="float" office:value="9056" calcext:value-type="float">
            <text:p>905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3]+[.B422]" office:value-type="float" office:value="9088" calcext:value-type="float">
            <text:p>908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4]+[.B423]" office:value-type="float" office:value="9120" calcext:value-type="float">
            <text:p>912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5]+[.B424]" office:value-type="float" office:value="9152" calcext:value-type="float">
            <text:p>915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6]+[.B425]" office:value-type="float" office:value="9184" calcext:value-type="float">
            <text:p>918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7]+[.B426]" office:value-type="float" office:value="9216" calcext:value-type="float">
            <text:p>921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8]+[.B427]" office:value-type="float" office:value="9248" calcext:value-type="float">
            <text:p>924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9]+[.B428]" office:value-type="float" office:value="9280" calcext:value-type="float">
            <text:p>928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0]+[.B429]" office:value-type="float" office:value="9312" calcext:value-type="float">
            <text:p>931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1]+[.B430]" office:value-type="float" office:value="9344" calcext:value-type="float">
            <text:p>934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2]+[.B431]" office:value-type="float" office:value="9376" calcext:value-type="float">
            <text:p>937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3]+[.B432]" office:value-type="float" office:value="9408" calcext:value-type="float">
            <text:p>940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4]+[.B433]" office:value-type="float" office:value="9440" calcext:value-type="float">
            <text:p>944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5]+[.B434]" office:value-type="float" office:value="9472" calcext:value-type="float">
            <text:p>947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6]+[.B435]" office:value-type="float" office:value="9504" calcext:value-type="float">
            <text:p>950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7]+[.B436]" office:value-type="float" office:value="9536" calcext:value-type="float">
            <text:p>9536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38]+[.B437]" office:value-type="float" office:value="9569" calcext:value-type="float">
            <text:p>9569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39]+[.B438]" office:value-type="float" office:value="9602" calcext:value-type="float">
            <text:p>960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40]+[.B439]" office:value-type="float" office:value="9635" calcext:value-type="float">
            <text:p>963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41]+[.B440]" office:value-type="float" office:value="9668" calcext:value-type="float">
            <text:p>9668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42]+[.B441]" office:value-type="float" office:value="9701" calcext:value-type="float">
            <text:p>970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43]+[.B442]" office:value-type="float" office:value="9734" calcext:value-type="float">
            <text:p>9734</text:p>
          </table:table-cell>
          <table:table-cell/>
          <table:table-cell office:value-type="float" office:value="9741" calcext:value-type="float">
            <text:p>9741</text:p>
          </table:table-cell>
          <table:table-cell table:formula="of:=COUNTIF([.B:.B]; &quot;&gt;33&quot;)" office:value-type="float" office:value="974" calcext:value-type="float">
            <text:p>974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44]+[.B443]" office:value-type="float" office:value="9767" calcext:value-type="float">
            <text:p>9767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45]+[.B444]" office:value-type="float" office:value="9800" calcext:value-type="float">
            <text:p>980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46]+[.B445]" office:value-type="float" office:value="9833" calcext:value-type="float">
            <text:p>9833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47]+[.B446]" office:value-type="float" office:value="9866" calcext:value-type="float">
            <text:p>9866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48]+[.B447]" office:value-type="float" office:value="9899" calcext:value-type="float">
            <text:p>9899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49]+[.B448]" office:value-type="float" office:value="9932" calcext:value-type="float">
            <text:p>993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0]+[.B449]" office:value-type="float" office:value="9965" calcext:value-type="float">
            <text:p>996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1]+[.B450]" office:value-type="float" office:value="9998" calcext:value-type="float">
            <text:p>9998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2]+[.B451]" office:value-type="float" office:value="10031" calcext:value-type="float">
            <text:p>1003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3]+[.B452]" office:value-type="float" office:value="10064" calcext:value-type="float">
            <text:p>10064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4]+[.B453]" office:value-type="float" office:value="10097" calcext:value-type="float">
            <text:p>10097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5]+[.B454]" office:value-type="float" office:value="10130" calcext:value-type="float">
            <text:p>1013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6]+[.B455]" office:value-type="float" office:value="10163" calcext:value-type="float">
            <text:p>10163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7]+[.B456]" office:value-type="float" office:value="10196" calcext:value-type="float">
            <text:p>10196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8]+[.B457]" office:value-type="float" office:value="10229" calcext:value-type="float">
            <text:p>10229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9]+[.B458]" office:value-type="float" office:value="10262" calcext:value-type="float">
            <text:p>1026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0]+[.B459]" office:value-type="float" office:value="10295" calcext:value-type="float">
            <text:p>1029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1]+[.B460]" office:value-type="float" office:value="10328" calcext:value-type="float">
            <text:p>10328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2]+[.B461]" office:value-type="float" office:value="10361" calcext:value-type="float">
            <text:p>1036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3]+[.B462]" office:value-type="float" office:value="10394" calcext:value-type="float">
            <text:p>10394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4]+[.B463]" office:value-type="float" office:value="10427" calcext:value-type="float">
            <text:p>10427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5]+[.B464]" office:value-type="float" office:value="10460" calcext:value-type="float">
            <text:p>1046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6]+[.B465]" office:value-type="float" office:value="10493" calcext:value-type="float">
            <text:p>10493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7]+[.B466]" office:value-type="float" office:value="10526" calcext:value-type="float">
            <text:p>10526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8]+[.B467]" office:value-type="float" office:value="10559" calcext:value-type="float">
            <text:p>10559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9]+[.B468]" office:value-type="float" office:value="10592" calcext:value-type="float">
            <text:p>1059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70]+[.B469]" office:value-type="float" office:value="10625" calcext:value-type="float">
            <text:p>1062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71]+[.B470]" office:value-type="float" office:value="10658" calcext:value-type="float">
            <text:p>10658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72]+[.B471]" office:value-type="float" office:value="10691" calcext:value-type="float">
            <text:p>1069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73]+[.B472]" office:value-type="float" office:value="10724" calcext:value-type="float">
            <text:p>10724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74]+[.B473]" office:value-type="float" office:value="10757" calcext:value-type="float">
            <text:p>10757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75]+[.B474]" office:value-type="float" office:value="10790" calcext:value-type="float">
            <text:p>1079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76]+[.B475]" office:value-type="float" office:value="10823" calcext:value-type="float">
            <text:p>1082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77]+[.B476]" office:value-type="float" office:value="10857" calcext:value-type="float">
            <text:p>10857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78]+[.B477]" office:value-type="float" office:value="10891" calcext:value-type="float">
            <text:p>1089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79]+[.B478]" office:value-type="float" office:value="10925" calcext:value-type="float">
            <text:p>1092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0]+[.B479]" office:value-type="float" office:value="10959" calcext:value-type="float">
            <text:p>10959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1]+[.B480]" office:value-type="float" office:value="10993" calcext:value-type="float">
            <text:p>1099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2]+[.B481]" office:value-type="float" office:value="11027" calcext:value-type="float">
            <text:p>11027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3]+[.B482]" office:value-type="float" office:value="11061" calcext:value-type="float">
            <text:p>1106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4]+[.B483]" office:value-type="float" office:value="11095" calcext:value-type="float">
            <text:p>1109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5]+[.B484]" office:value-type="float" office:value="11129" calcext:value-type="float">
            <text:p>11129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6]+[.B485]" office:value-type="float" office:value="11163" calcext:value-type="float">
            <text:p>1116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7]+[.B486]" office:value-type="float" office:value="11197" calcext:value-type="float">
            <text:p>11197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8]+[.B487]" office:value-type="float" office:value="11231" calcext:value-type="float">
            <text:p>1123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9]+[.B488]" office:value-type="float" office:value="11265" calcext:value-type="float">
            <text:p>1126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90]+[.B489]" office:value-type="float" office:value="11299" calcext:value-type="float">
            <text:p>11299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91]+[.B490]" office:value-type="float" office:value="11333" calcext:value-type="float">
            <text:p>1133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92]+[.B491]" office:value-type="float" office:value="11367" calcext:value-type="float">
            <text:p>11367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93]+[.B492]" office:value-type="float" office:value="11401" calcext:value-type="float">
            <text:p>1140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4]+[.B493]" office:value-type="float" office:value="11436" calcext:value-type="float">
            <text:p>1143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5]+[.B494]" office:value-type="float" office:value="11471" calcext:value-type="float">
            <text:p>1147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6]+[.B495]" office:value-type="float" office:value="11506" calcext:value-type="float">
            <text:p>1150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7]+[.B496]" office:value-type="float" office:value="11541" calcext:value-type="float">
            <text:p>1154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8]+[.B497]" office:value-type="float" office:value="11576" calcext:value-type="float">
            <text:p>1157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9]+[.B498]" office:value-type="float" office:value="11611" calcext:value-type="float">
            <text:p>1161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0]+[.B499]" office:value-type="float" office:value="11646" calcext:value-type="float">
            <text:p>1164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1]+[.B500]" office:value-type="float" office:value="11681" calcext:value-type="float">
            <text:p>1168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2]+[.B501]" office:value-type="float" office:value="11716" calcext:value-type="float">
            <text:p>1171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3]+[.B502]" office:value-type="float" office:value="11751" calcext:value-type="float">
            <text:p>1175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4]+[.B503]" office:value-type="float" office:value="11786" calcext:value-type="float">
            <text:p>1178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5]+[.B504]" office:value-type="float" office:value="11821" calcext:value-type="float">
            <text:p>1182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6]+[.B505]" office:value-type="float" office:value="11856" calcext:value-type="float">
            <text:p>1185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7]+[.B506]" office:value-type="float" office:value="11891" calcext:value-type="float">
            <text:p>1189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8]+[.B507]" office:value-type="float" office:value="11926" calcext:value-type="float">
            <text:p>1192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9]+[.B508]" office:value-type="float" office:value="11961" calcext:value-type="float">
            <text:p>1196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10]+[.B509]" office:value-type="float" office:value="11996" calcext:value-type="float">
            <text:p>1199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11]+[.B510]" office:value-type="float" office:value="12031" calcext:value-type="float">
            <text:p>1203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12]+[.B511]" office:value-type="float" office:value="12066" calcext:value-type="float">
            <text:p>1206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13]+[.B512]" office:value-type="float" office:value="12101" calcext:value-type="float">
            <text:p>1210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14]+[.B513]" office:value-type="float" office:value="12136" calcext:value-type="float">
            <text:p>1213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15]+[.B514]" office:value-type="float" office:value="12171" calcext:value-type="float">
            <text:p>1217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16]+[.B515]" office:value-type="float" office:value="12206" calcext:value-type="float">
            <text:p>1220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17]+[.B516]" office:value-type="float" office:value="12241" calcext:value-type="float">
            <text:p>1224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18]+[.B517]" office:value-type="float" office:value="12276" calcext:value-type="float">
            <text:p>1227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19]+[.B518]" office:value-type="float" office:value="12311" calcext:value-type="float">
            <text:p>1231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20]+[.B519]" office:value-type="float" office:value="12346" calcext:value-type="float">
            <text:p>1234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1]+[.B520]" office:value-type="float" office:value="12382" calcext:value-type="float">
            <text:p>12382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2]+[.B521]" office:value-type="float" office:value="12418" calcext:value-type="float">
            <text:p>12418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3]+[.B522]" office:value-type="float" office:value="12454" calcext:value-type="float">
            <text:p>12454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4]+[.B523]" office:value-type="float" office:value="12490" calcext:value-type="float">
            <text:p>1249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5]+[.B524]" office:value-type="float" office:value="12526" calcext:value-type="float">
            <text:p>1252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6]+[.B525]" office:value-type="float" office:value="12562" calcext:value-type="float">
            <text:p>12562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7]+[.B526]" office:value-type="float" office:value="12598" calcext:value-type="float">
            <text:p>12598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8]+[.B527]" office:value-type="float" office:value="12634" calcext:value-type="float">
            <text:p>12634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9]+[.B528]" office:value-type="float" office:value="12670" calcext:value-type="float">
            <text:p>1267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0]+[.B529]" office:value-type="float" office:value="12706" calcext:value-type="float">
            <text:p>1270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1]+[.B530]" office:value-type="float" office:value="12742" calcext:value-type="float">
            <text:p>12742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2]+[.B531]" office:value-type="float" office:value="12778" calcext:value-type="float">
            <text:p>12778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3]+[.B532]" office:value-type="float" office:value="12814" calcext:value-type="float">
            <text:p>12814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4]+[.B533]" office:value-type="float" office:value="12850" calcext:value-type="float">
            <text:p>1285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5]+[.B534]" office:value-type="float" office:value="12886" calcext:value-type="float">
            <text:p>1288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6]+[.B535]" office:value-type="float" office:value="12922" calcext:value-type="float">
            <text:p>12922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7]+[.B536]" office:value-type="float" office:value="12958" calcext:value-type="float">
            <text:p>12958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8]+[.B537]" office:value-type="float" office:value="12994" calcext:value-type="float">
            <text:p>12994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9]+[.B538]" office:value-type="float" office:value="13030" calcext:value-type="float">
            <text:p>1303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40]+[.B539]" office:value-type="float" office:value="13066" calcext:value-type="float">
            <text:p>1306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41]+[.B540]" office:value-type="float" office:value="13102" calcext:value-type="float">
            <text:p>13102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42]+[.B541]" office:value-type="float" office:value="13138" calcext:value-type="float">
            <text:p>13138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43]+[.B542]" office:value-type="float" office:value="13174" calcext:value-type="float">
            <text:p>13174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44]+[.B543]" office:value-type="float" office:value="13210" calcext:value-type="float">
            <text:p>1321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45]+[.B544]" office:value-type="float" office:value="13246" calcext:value-type="float">
            <text:p>1324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46]+[.B545]" office:value-type="float" office:value="13282" calcext:value-type="float">
            <text:p>13282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47]+[.B546]" office:value-type="float" office:value="13318" calcext:value-type="float">
            <text:p>13318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8]+[.B547]" office:value-type="float" office:value="13355" calcext:value-type="float">
            <text:p>13355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9]+[.B548]" office:value-type="float" office:value="13392" calcext:value-type="float">
            <text:p>13392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0]+[.B549]" office:value-type="float" office:value="13429" calcext:value-type="float">
            <text:p>13429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1]+[.B550]" office:value-type="float" office:value="13466" calcext:value-type="float">
            <text:p>1346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2]+[.B551]" office:value-type="float" office:value="13503" calcext:value-type="float">
            <text:p>13503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3]+[.B552]" office:value-type="float" office:value="13540" calcext:value-type="float">
            <text:p>1354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4]+[.B553]" office:value-type="float" office:value="13577" calcext:value-type="float">
            <text:p>1357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5]+[.B554]" office:value-type="float" office:value="13614" calcext:value-type="float">
            <text:p>13614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6]+[.B555]" office:value-type="float" office:value="13651" calcext:value-type="float">
            <text:p>1365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7]+[.B556]" office:value-type="float" office:value="13688" calcext:value-type="float">
            <text:p>13688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8]+[.B557]" office:value-type="float" office:value="13725" calcext:value-type="float">
            <text:p>13725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9]+[.B558]" office:value-type="float" office:value="13762" calcext:value-type="float">
            <text:p>13762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60]+[.B559]" office:value-type="float" office:value="13799" calcext:value-type="float">
            <text:p>13799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61]+[.B560]" office:value-type="float" office:value="13836" calcext:value-type="float">
            <text:p>1383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62]+[.B561]" office:value-type="float" office:value="13873" calcext:value-type="float">
            <text:p>13873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63]+[.B562]" office:value-type="float" office:value="13910" calcext:value-type="float">
            <text:p>1391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64]+[.B563]" office:value-type="float" office:value="13947" calcext:value-type="float">
            <text:p>1394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65]+[.B564]" office:value-type="float" office:value="13984" calcext:value-type="float">
            <text:p>13984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66]+[.B565]" office:value-type="float" office:value="14021" calcext:value-type="float">
            <text:p>1402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67]+[.B566]" office:value-type="float" office:value="14058" calcext:value-type="float">
            <text:p>14058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68]+[.B567]" office:value-type="float" office:value="14095" calcext:value-type="float">
            <text:p>14095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69]+[.B568]" office:value-type="float" office:value="14132" calcext:value-type="float">
            <text:p>14132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70]+[.B569]" office:value-type="float" office:value="14169" calcext:value-type="float">
            <text:p>14169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71]+[.B570]" office:value-type="float" office:value="14206" calcext:value-type="float">
            <text:p>1420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72]+[.B571]" office:value-type="float" office:value="14243" calcext:value-type="float">
            <text:p>14243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73]+[.B572]" office:value-type="float" office:value="14280" calcext:value-type="float">
            <text:p>1428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74]+[.B573]" office:value-type="float" office:value="14317" calcext:value-type="float">
            <text:p>1431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75]+[.B574]" office:value-type="float" office:value="14354" calcext:value-type="float">
            <text:p>14354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76]+[.B575]" office:value-type="float" office:value="14391" calcext:value-type="float">
            <text:p>1439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77]+[.B576]" office:value-type="float" office:value="14428" calcext:value-type="float">
            <text:p>14428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78]+[.B577]" office:value-type="float" office:value="14465" calcext:value-type="float">
            <text:p>14465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79]+[.B578]" office:value-type="float" office:value="14502" calcext:value-type="float">
            <text:p>14502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80]+[.B579]" office:value-type="float" office:value="14539" calcext:value-type="float">
            <text:p>14539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81]+[.B580]" office:value-type="float" office:value="14576" calcext:value-type="float">
            <text:p>1457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82]+[.B581]" office:value-type="float" office:value="14613" calcext:value-type="float">
            <text:p>14613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83]+[.B582]" office:value-type="float" office:value="14650" calcext:value-type="float">
            <text:p>1465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84]+[.B583]" office:value-type="float" office:value="14687" calcext:value-type="float">
            <text:p>1468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85]+[.B584]" office:value-type="float" office:value="14724" calcext:value-type="float">
            <text:p>14724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86]+[.B585]" office:value-type="float" office:value="14761" calcext:value-type="float">
            <text:p>14761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87]+[.B586]" office:value-type="float" office:value="14799" calcext:value-type="float">
            <text:p>1479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88]+[.B587]" office:value-type="float" office:value="14837" calcext:value-type="float">
            <text:p>1483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89]+[.B588]" office:value-type="float" office:value="14875" calcext:value-type="float">
            <text:p>1487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90]+[.B589]" office:value-type="float" office:value="14913" calcext:value-type="float">
            <text:p>14913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91]+[.B590]" office:value-type="float" office:value="14951" calcext:value-type="float">
            <text:p>14951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92]+[.B591]" office:value-type="float" office:value="14989" calcext:value-type="float">
            <text:p>1498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93]+[.B592]" office:value-type="float" office:value="15027" calcext:value-type="float">
            <text:p>1502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94]+[.B593]" office:value-type="float" office:value="15065" calcext:value-type="float">
            <text:p>1506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95]+[.B594]" office:value-type="float" office:value="15103" calcext:value-type="float">
            <text:p>15103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96]+[.B595]" office:value-type="float" office:value="15141" calcext:value-type="float">
            <text:p>15141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97]+[.B596]" office:value-type="float" office:value="15179" calcext:value-type="float">
            <text:p>1517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98]+[.B597]" office:value-type="float" office:value="15217" calcext:value-type="float">
            <text:p>1521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99]+[.B598]" office:value-type="float" office:value="15255" calcext:value-type="float">
            <text:p>1525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00]+[.B599]" office:value-type="float" office:value="15293" calcext:value-type="float">
            <text:p>15293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01]+[.B600]" office:value-type="float" office:value="15331" calcext:value-type="float">
            <text:p>15331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02]+[.B601]" office:value-type="float" office:value="15369" calcext:value-type="float">
            <text:p>1536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03]+[.B602]" office:value-type="float" office:value="15407" calcext:value-type="float">
            <text:p>1540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04]+[.B603]" office:value-type="float" office:value="15445" calcext:value-type="float">
            <text:p>1544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05]+[.B604]" office:value-type="float" office:value="15483" calcext:value-type="float">
            <text:p>15483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06]+[.B605]" office:value-type="float" office:value="15521" calcext:value-type="float">
            <text:p>15521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07]+[.B606]" office:value-type="float" office:value="15559" calcext:value-type="float">
            <text:p>1555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08]+[.B607]" office:value-type="float" office:value="15597" calcext:value-type="float">
            <text:p>1559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09]+[.B608]" office:value-type="float" office:value="15635" calcext:value-type="float">
            <text:p>1563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10]+[.B609]" office:value-type="float" office:value="15673" calcext:value-type="float">
            <text:p>15673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11]+[.B610]" office:value-type="float" office:value="15711" calcext:value-type="float">
            <text:p>15711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12]+[.B611]" office:value-type="float" office:value="15749" calcext:value-type="float">
            <text:p>1574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13]+[.B612]" office:value-type="float" office:value="15787" calcext:value-type="float">
            <text:p>1578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14]+[.B613]" office:value-type="float" office:value="15825" calcext:value-type="float">
            <text:p>1582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15]+[.B614]" office:value-type="float" office:value="15863" calcext:value-type="float">
            <text:p>15863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16]+[.B615]" office:value-type="float" office:value="15901" calcext:value-type="float">
            <text:p>15901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17]+[.B616]" office:value-type="float" office:value="15939" calcext:value-type="float">
            <text:p>15939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18]+[.B617]" office:value-type="float" office:value="15978" calcext:value-type="float">
            <text:p>15978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19]+[.B618]" office:value-type="float" office:value="16017" calcext:value-type="float">
            <text:p>16017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20]+[.B619]" office:value-type="float" office:value="16056" calcext:value-type="float">
            <text:p>16056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21]+[.B620]" office:value-type="float" office:value="16095" calcext:value-type="float">
            <text:p>16095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22]+[.B621]" office:value-type="float" office:value="16134" calcext:value-type="float">
            <text:p>16134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23]+[.B622]" office:value-type="float" office:value="16173" calcext:value-type="float">
            <text:p>1617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24]+[.B623]" office:value-type="float" office:value="16212" calcext:value-type="float">
            <text:p>16212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25]+[.B624]" office:value-type="float" office:value="16251" calcext:value-type="float">
            <text:p>16251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26]+[.B625]" office:value-type="float" office:value="16290" calcext:value-type="float">
            <text:p>1629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27]+[.B626]" office:value-type="float" office:value="16329" calcext:value-type="float">
            <text:p>16329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28]+[.B627]" office:value-type="float" office:value="16368" calcext:value-type="float">
            <text:p>16368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29]+[.B628]" office:value-type="float" office:value="16407" calcext:value-type="float">
            <text:p>16407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30]+[.B629]" office:value-type="float" office:value="16446" calcext:value-type="float">
            <text:p>16446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31]+[.B630]" office:value-type="float" office:value="16485" calcext:value-type="float">
            <text:p>16485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32]+[.B631]" office:value-type="float" office:value="16524" calcext:value-type="float">
            <text:p>16524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33]+[.B632]" office:value-type="float" office:value="16563" calcext:value-type="float">
            <text:p>1656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34]+[.B633]" office:value-type="float" office:value="16602" calcext:value-type="float">
            <text:p>16602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35]+[.B634]" office:value-type="float" office:value="16641" calcext:value-type="float">
            <text:p>16641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36]+[.B635]" office:value-type="float" office:value="16680" calcext:value-type="float">
            <text:p>1668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37]+[.B636]" office:value-type="float" office:value="16719" calcext:value-type="float">
            <text:p>16719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38]+[.B637]" office:value-type="float" office:value="16758" calcext:value-type="float">
            <text:p>16758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39]+[.B638]" office:value-type="float" office:value="16797" calcext:value-type="float">
            <text:p>16797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40]+[.B639]" office:value-type="float" office:value="16836" calcext:value-type="float">
            <text:p>16836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41]+[.B640]" office:value-type="float" office:value="16875" calcext:value-type="float">
            <text:p>16875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42]+[.B641]" office:value-type="float" office:value="16914" calcext:value-type="float">
            <text:p>16914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43]+[.B642]" office:value-type="float" office:value="16953" calcext:value-type="float">
            <text:p>1695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44]+[.B643]" office:value-type="float" office:value="16993" calcext:value-type="float">
            <text:p>1699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45]+[.B644]" office:value-type="float" office:value="17033" calcext:value-type="float">
            <text:p>1703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46]+[.B645]" office:value-type="float" office:value="17073" calcext:value-type="float">
            <text:p>1707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47]+[.B646]" office:value-type="float" office:value="17113" calcext:value-type="float">
            <text:p>1711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48]+[.B647]" office:value-type="float" office:value="17153" calcext:value-type="float">
            <text:p>1715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49]+[.B648]" office:value-type="float" office:value="17193" calcext:value-type="float">
            <text:p>1719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50]+[.B649]" office:value-type="float" office:value="17233" calcext:value-type="float">
            <text:p>1723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51]+[.B650]" office:value-type="float" office:value="17273" calcext:value-type="float">
            <text:p>1727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52]+[.B651]" office:value-type="float" office:value="17313" calcext:value-type="float">
            <text:p>1731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53]+[.B652]" office:value-type="float" office:value="17353" calcext:value-type="float">
            <text:p>1735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54]+[.B653]" office:value-type="float" office:value="17393" calcext:value-type="float">
            <text:p>1739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55]+[.B654]" office:value-type="float" office:value="17433" calcext:value-type="float">
            <text:p>1743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56]+[.B655]" office:value-type="float" office:value="17473" calcext:value-type="float">
            <text:p>1747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57]+[.B656]" office:value-type="float" office:value="17513" calcext:value-type="float">
            <text:p>1751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58]+[.B657]" office:value-type="float" office:value="17553" calcext:value-type="float">
            <text:p>1755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59]+[.B658]" office:value-type="float" office:value="17593" calcext:value-type="float">
            <text:p>1759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60]+[.B659]" office:value-type="float" office:value="17633" calcext:value-type="float">
            <text:p>1763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61]+[.B660]" office:value-type="float" office:value="17673" calcext:value-type="float">
            <text:p>1767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62]+[.B661]" office:value-type="float" office:value="17713" calcext:value-type="float">
            <text:p>1771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63]+[.B662]" office:value-type="float" office:value="17753" calcext:value-type="float">
            <text:p>1775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64]+[.B663]" office:value-type="float" office:value="17793" calcext:value-type="float">
            <text:p>1779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65]+[.B664]" office:value-type="float" office:value="17833" calcext:value-type="float">
            <text:p>1783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66]+[.B665]" office:value-type="float" office:value="17873" calcext:value-type="float">
            <text:p>1787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67]+[.B666]" office:value-type="float" office:value="17913" calcext:value-type="float">
            <text:p>17913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68]+[.B667]" office:value-type="float" office:value="17954" calcext:value-type="float">
            <text:p>17954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69]+[.B668]" office:value-type="float" office:value="17995" calcext:value-type="float">
            <text:p>17995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70]+[.B669]" office:value-type="float" office:value="18036" calcext:value-type="float">
            <text:p>18036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71]+[.B670]" office:value-type="float" office:value="18077" calcext:value-type="float">
            <text:p>18077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72]+[.B671]" office:value-type="float" office:value="18118" calcext:value-type="float">
            <text:p>18118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73]+[.B672]" office:value-type="float" office:value="18159" calcext:value-type="float">
            <text:p>18159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74]+[.B673]" office:value-type="float" office:value="18200" calcext:value-type="float">
            <text:p>1820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75]+[.B674]" office:value-type="float" office:value="18241" calcext:value-type="float">
            <text:p>1824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76]+[.B675]" office:value-type="float" office:value="18282" calcext:value-type="float">
            <text:p>18282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77]+[.B676]" office:value-type="float" office:value="18323" calcext:value-type="float">
            <text:p>18323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78]+[.B677]" office:value-type="float" office:value="18364" calcext:value-type="float">
            <text:p>18364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79]+[.B678]" office:value-type="float" office:value="18405" calcext:value-type="float">
            <text:p>18405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80]+[.B679]" office:value-type="float" office:value="18446" calcext:value-type="float">
            <text:p>18446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81]+[.B680]" office:value-type="float" office:value="18487" calcext:value-type="float">
            <text:p>18487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82]+[.B681]" office:value-type="float" office:value="18528" calcext:value-type="float">
            <text:p>18528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83]+[.B682]" office:value-type="float" office:value="18570" calcext:value-type="float">
            <text:p>1857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84]+[.B683]" office:value-type="float" office:value="18612" calcext:value-type="float">
            <text:p>18612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85]+[.B684]" office:value-type="float" office:value="18654" calcext:value-type="float">
            <text:p>18654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86]+[.B685]" office:value-type="float" office:value="18696" calcext:value-type="float">
            <text:p>18696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87]+[.B686]" office:value-type="float" office:value="18738" calcext:value-type="float">
            <text:p>18738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88]+[.B687]" office:value-type="float" office:value="18780" calcext:value-type="float">
            <text:p>1878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89]+[.B688]" office:value-type="float" office:value="18822" calcext:value-type="float">
            <text:p>18822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90]+[.B689]" office:value-type="float" office:value="18864" calcext:value-type="float">
            <text:p>18864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91]+[.B690]" office:value-type="float" office:value="18906" calcext:value-type="float">
            <text:p>18906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92]+[.B691]" office:value-type="float" office:value="18948" calcext:value-type="float">
            <text:p>18948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93]+[.B692]" office:value-type="float" office:value="18990" calcext:value-type="float">
            <text:p>1899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94]+[.B693]" office:value-type="float" office:value="19032" calcext:value-type="float">
            <text:p>19032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95]+[.B694]" office:value-type="float" office:value="19074" calcext:value-type="float">
            <text:p>19074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96]+[.B695]" office:value-type="float" office:value="19116" calcext:value-type="float">
            <text:p>19116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97]+[.B696]" office:value-type="float" office:value="19158" calcext:value-type="float">
            <text:p>19158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98]+[.B697]" office:value-type="float" office:value="19200" calcext:value-type="float">
            <text:p>1920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99]+[.B698]" office:value-type="float" office:value="19242" calcext:value-type="float">
            <text:p>1924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00]+[.B699]" office:value-type="float" office:value="19285" calcext:value-type="float">
            <text:p>19285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01]+[.B700]" office:value-type="float" office:value="19328" calcext:value-type="float">
            <text:p>19328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02]+[.B701]" office:value-type="float" office:value="19371" calcext:value-type="float">
            <text:p>19371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03]+[.B702]" office:value-type="float" office:value="19414" calcext:value-type="float">
            <text:p>19414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04]+[.B703]" office:value-type="float" office:value="19457" calcext:value-type="float">
            <text:p>19457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05]+[.B704]" office:value-type="float" office:value="19500" calcext:value-type="float">
            <text:p>1950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06]+[.B705]" office:value-type="float" office:value="19543" calcext:value-type="float">
            <text:p>1954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07]+[.B706]" office:value-type="float" office:value="19586" calcext:value-type="float">
            <text:p>19586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08]+[.B707]" office:value-type="float" office:value="19629" calcext:value-type="float">
            <text:p>19629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09]+[.B708]" office:value-type="float" office:value="19672" calcext:value-type="float">
            <text:p>1967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10]+[.B709]" office:value-type="float" office:value="19715" calcext:value-type="float">
            <text:p>19715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11]+[.B710]" office:value-type="float" office:value="19758" calcext:value-type="float">
            <text:p>19758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12]+[.B711]" office:value-type="float" office:value="19801" calcext:value-type="float">
            <text:p>19801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13]+[.B712]" office:value-type="float" office:value="19844" calcext:value-type="float">
            <text:p>19844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14]+[.B713]" office:value-type="float" office:value="19887" calcext:value-type="float">
            <text:p>19887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15]+[.B714]" office:value-type="float" office:value="19930" calcext:value-type="float">
            <text:p>1993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16]+[.B715]" office:value-type="float" office:value="19973" calcext:value-type="float">
            <text:p>1997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17]+[.B716]" office:value-type="float" office:value="20016" calcext:value-type="float">
            <text:p>20016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18]+[.B717]" office:value-type="float" office:value="20059" calcext:value-type="float">
            <text:p>20059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19]+[.B718]" office:value-type="float" office:value="20102" calcext:value-type="float">
            <text:p>2010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20]+[.B719]" office:value-type="float" office:value="20145" calcext:value-type="float">
            <text:p>20145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21]+[.B720]" office:value-type="float" office:value="20188" calcext:value-type="float">
            <text:p>20188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22]+[.B721]" office:value-type="float" office:value="20231" calcext:value-type="float">
            <text:p>20231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23]+[.B722]" office:value-type="float" office:value="20274" calcext:value-type="float">
            <text:p>20274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24]+[.B723]" office:value-type="float" office:value="20317" calcext:value-type="float">
            <text:p>20317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25]+[.B724]" office:value-type="float" office:value="20360" calcext:value-type="float">
            <text:p>2036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26]+[.B725]" office:value-type="float" office:value="20403" calcext:value-type="float">
            <text:p>2040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27]+[.B726]" office:value-type="float" office:value="20447" calcext:value-type="float">
            <text:p>20447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28]+[.B727]" office:value-type="float" office:value="20491" calcext:value-type="float">
            <text:p>20491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29]+[.B728]" office:value-type="float" office:value="20535" calcext:value-type="float">
            <text:p>2053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30]+[.B729]" office:value-type="float" office:value="20579" calcext:value-type="float">
            <text:p>20579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31]+[.B730]" office:value-type="float" office:value="20623" calcext:value-type="float">
            <text:p>2062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32]+[.B731]" office:value-type="float" office:value="20667" calcext:value-type="float">
            <text:p>20667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33]+[.B732]" office:value-type="float" office:value="20711" calcext:value-type="float">
            <text:p>20711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34]+[.B733]" office:value-type="float" office:value="20755" calcext:value-type="float">
            <text:p>2075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35]+[.B734]" office:value-type="float" office:value="20799" calcext:value-type="float">
            <text:p>20799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36]+[.B735]" office:value-type="float" office:value="20843" calcext:value-type="float">
            <text:p>2084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37]+[.B736]" office:value-type="float" office:value="20887" calcext:value-type="float">
            <text:p>20887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38]+[.B737]" office:value-type="float" office:value="20931" calcext:value-type="float">
            <text:p>20931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39]+[.B738]" office:value-type="float" office:value="20975" calcext:value-type="float">
            <text:p>2097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40]+[.B739]" office:value-type="float" office:value="21019" calcext:value-type="float">
            <text:p>21019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41]+[.B740]" office:value-type="float" office:value="21063" calcext:value-type="float">
            <text:p>2106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42]+[.B741]" office:value-type="float" office:value="21107" calcext:value-type="float">
            <text:p>2110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43]+[.B742]" office:value-type="float" office:value="21152" calcext:value-type="float">
            <text:p>2115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44]+[.B743]" office:value-type="float" office:value="21197" calcext:value-type="float">
            <text:p>2119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45]+[.B744]" office:value-type="float" office:value="21242" calcext:value-type="float">
            <text:p>2124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46]+[.B745]" office:value-type="float" office:value="21287" calcext:value-type="float">
            <text:p>2128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47]+[.B746]" office:value-type="float" office:value="21332" calcext:value-type="float">
            <text:p>2133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48]+[.B747]" office:value-type="float" office:value="21377" calcext:value-type="float">
            <text:p>2137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49]+[.B748]" office:value-type="float" office:value="21422" calcext:value-type="float">
            <text:p>2142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50]+[.B749]" office:value-type="float" office:value="21467" calcext:value-type="float">
            <text:p>214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51]+[.B750]" office:value-type="float" office:value="21512" calcext:value-type="float">
            <text:p>2151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52]+[.B751]" office:value-type="float" office:value="21557" calcext:value-type="float">
            <text:p>2155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53]+[.B752]" office:value-type="float" office:value="21602" calcext:value-type="float">
            <text:p>2160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54]+[.B753]" office:value-type="float" office:value="21647" calcext:value-type="float">
            <text:p>2164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55]+[.B754]" office:value-type="float" office:value="21692" calcext:value-type="float">
            <text:p>2169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56]+[.B755]" office:value-type="float" office:value="21737" calcext:value-type="float">
            <text:p>2173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57]+[.B756]" office:value-type="float" office:value="21782" calcext:value-type="float">
            <text:p>2178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58]+[.B757]" office:value-type="float" office:value="21827" calcext:value-type="float">
            <text:p>2182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59]+[.B758]" office:value-type="float" office:value="21872" calcext:value-type="float">
            <text:p>2187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60]+[.B759]" office:value-type="float" office:value="21917" calcext:value-type="float">
            <text:p>2191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61]+[.B760]" office:value-type="float" office:value="21962" calcext:value-type="float">
            <text:p>2196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62]+[.B761]" office:value-type="float" office:value="22007" calcext:value-type="float">
            <text:p>2200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63]+[.B762]" office:value-type="float" office:value="22052" calcext:value-type="float">
            <text:p>2205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64]+[.B763]" office:value-type="float" office:value="22097" calcext:value-type="float">
            <text:p>2209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65]+[.B764]" office:value-type="float" office:value="22142" calcext:value-type="float">
            <text:p>2214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66]+[.B765]" office:value-type="float" office:value="22187" calcext:value-type="float">
            <text:p>2218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67]+[.B766]" office:value-type="float" office:value="22232" calcext:value-type="float">
            <text:p>2223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68]+[.B767]" office:value-type="float" office:value="22277" calcext:value-type="float">
            <text:p>2227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69]+[.B768]" office:value-type="float" office:value="22322" calcext:value-type="float">
            <text:p>22322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70]+[.B769]" office:value-type="float" office:value="22368" calcext:value-type="float">
            <text:p>22368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71]+[.B770]" office:value-type="float" office:value="22414" calcext:value-type="float">
            <text:p>22414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72]+[.B771]" office:value-type="float" office:value="22460" calcext:value-type="float">
            <text:p>2246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73]+[.B772]" office:value-type="float" office:value="22506" calcext:value-type="float">
            <text:p>22506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74]+[.B773]" office:value-type="float" office:value="22552" calcext:value-type="float">
            <text:p>22552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75]+[.B774]" office:value-type="float" office:value="22598" calcext:value-type="float">
            <text:p>22598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76]+[.B775]" office:value-type="float" office:value="22644" calcext:value-type="float">
            <text:p>22644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77]+[.B776]" office:value-type="float" office:value="22690" calcext:value-type="float">
            <text:p>2269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78]+[.B777]" office:value-type="float" office:value="22736" calcext:value-type="float">
            <text:p>22736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79]+[.B778]" office:value-type="float" office:value="22782" calcext:value-type="float">
            <text:p>22782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80]+[.B779]" office:value-type="float" office:value="22828" calcext:value-type="float">
            <text:p>22828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81]+[.B780]" office:value-type="float" office:value="22874" calcext:value-type="float">
            <text:p>22874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82]+[.B781]" office:value-type="float" office:value="22920" calcext:value-type="float">
            <text:p>2292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83]+[.B782]" office:value-type="float" office:value="22966" calcext:value-type="float">
            <text:p>22966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84]+[.B783]" office:value-type="float" office:value="23012" calcext:value-type="float">
            <text:p>23012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85]+[.B784]" office:value-type="float" office:value="23058" calcext:value-type="float">
            <text:p>23058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86]+[.B785]" office:value-type="float" office:value="23104" calcext:value-type="float">
            <text:p>23104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87]+[.B786]" office:value-type="float" office:value="23150" calcext:value-type="float">
            <text:p>2315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88]+[.B787]" office:value-type="float" office:value="23197" calcext:value-type="float">
            <text:p>23197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89]+[.B788]" office:value-type="float" office:value="23244" calcext:value-type="float">
            <text:p>23244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90]+[.B789]" office:value-type="float" office:value="23291" calcext:value-type="float">
            <text:p>23291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91]+[.B790]" office:value-type="float" office:value="23338" calcext:value-type="float">
            <text:p>23338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92]+[.B791]" office:value-type="float" office:value="23385" calcext:value-type="float">
            <text:p>23385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93]+[.B792]" office:value-type="float" office:value="23432" calcext:value-type="float">
            <text:p>23432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94]+[.B793]" office:value-type="float" office:value="23479" calcext:value-type="float">
            <text:p>23479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95]+[.B794]" office:value-type="float" office:value="23526" calcext:value-type="float">
            <text:p>2352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96]+[.B795]" office:value-type="float" office:value="23573" calcext:value-type="float">
            <text:p>2357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97]+[.B796]" office:value-type="float" office:value="23620" calcext:value-type="float">
            <text:p>2362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98]+[.B797]" office:value-type="float" office:value="23667" calcext:value-type="float">
            <text:p>23667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99]+[.B798]" office:value-type="float" office:value="23714" calcext:value-type="float">
            <text:p>23714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800]+[.B799]" office:value-type="float" office:value="23761" calcext:value-type="float">
            <text:p>23761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801]+[.B800]" office:value-type="float" office:value="23808" calcext:value-type="float">
            <text:p>23808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802]+[.B801]" office:value-type="float" office:value="23855" calcext:value-type="float">
            <text:p>23855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803]+[.B802]" office:value-type="float" office:value="23902" calcext:value-type="float">
            <text:p>23902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804]+[.B803]" office:value-type="float" office:value="23949" calcext:value-type="float">
            <text:p>23949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805]+[.B804]" office:value-type="float" office:value="23996" calcext:value-type="float">
            <text:p>2399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806]+[.B805]" office:value-type="float" office:value="24043" calcext:value-type="float">
            <text:p>24043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07]+[.B806]" office:value-type="float" office:value="24091" calcext:value-type="float">
            <text:p>24091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08]+[.B807]" office:value-type="float" office:value="24139" calcext:value-type="float">
            <text:p>24139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09]+[.B808]" office:value-type="float" office:value="24187" calcext:value-type="float">
            <text:p>2418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10]+[.B809]" office:value-type="float" office:value="24235" calcext:value-type="float">
            <text:p>24235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11]+[.B810]" office:value-type="float" office:value="24283" calcext:value-type="float">
            <text:p>24283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12]+[.B811]" office:value-type="float" office:value="24331" calcext:value-type="float">
            <text:p>24331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13]+[.B812]" office:value-type="float" office:value="24379" calcext:value-type="float">
            <text:p>24379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14]+[.B813]" office:value-type="float" office:value="24427" calcext:value-type="float">
            <text:p>2442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15]+[.B814]" office:value-type="float" office:value="24475" calcext:value-type="float">
            <text:p>24475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16]+[.B815]" office:value-type="float" office:value="24523" calcext:value-type="float">
            <text:p>24523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17]+[.B816]" office:value-type="float" office:value="24571" calcext:value-type="float">
            <text:p>24571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18]+[.B817]" office:value-type="float" office:value="24619" calcext:value-type="float">
            <text:p>24619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19]+[.B818]" office:value-type="float" office:value="24667" calcext:value-type="float">
            <text:p>2466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20]+[.B819]" office:value-type="float" office:value="24715" calcext:value-type="float">
            <text:p>24715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21]+[.B820]" office:value-type="float" office:value="24763" calcext:value-type="float">
            <text:p>24763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22]+[.B821]" office:value-type="float" office:value="24811" calcext:value-type="float">
            <text:p>24811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23]+[.B822]" office:value-type="float" office:value="24860" calcext:value-type="float">
            <text:p>2486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24]+[.B823]" office:value-type="float" office:value="24909" calcext:value-type="float">
            <text:p>2490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25]+[.B824]" office:value-type="float" office:value="24958" calcext:value-type="float">
            <text:p>2495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26]+[.B825]" office:value-type="float" office:value="25007" calcext:value-type="float">
            <text:p>25007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27]+[.B826]" office:value-type="float" office:value="25056" calcext:value-type="float">
            <text:p>25056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28]+[.B827]" office:value-type="float" office:value="25105" calcext:value-type="float">
            <text:p>25105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29]+[.B828]" office:value-type="float" office:value="25154" calcext:value-type="float">
            <text:p>25154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30]+[.B829]" office:value-type="float" office:value="25203" calcext:value-type="float">
            <text:p>25203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31]+[.B830]" office:value-type="float" office:value="25252" calcext:value-type="float">
            <text:p>25252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32]+[.B831]" office:value-type="float" office:value="25301" calcext:value-type="float">
            <text:p>25301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33]+[.B832]" office:value-type="float" office:value="25350" calcext:value-type="float">
            <text:p>2535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34]+[.B833]" office:value-type="float" office:value="25399" calcext:value-type="float">
            <text:p>2539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35]+[.B834]" office:value-type="float" office:value="25448" calcext:value-type="float">
            <text:p>2544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36]+[.B835]" office:value-type="float" office:value="25497" calcext:value-type="float">
            <text:p>25497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37]+[.B836]" office:value-type="float" office:value="25546" calcext:value-type="float">
            <text:p>25546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38]+[.B837]" office:value-type="float" office:value="25595" calcext:value-type="float">
            <text:p>25595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39]+[.B838]" office:value-type="float" office:value="25644" calcext:value-type="float">
            <text:p>25644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40]+[.B839]" office:value-type="float" office:value="25693" calcext:value-type="float">
            <text:p>25693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41]+[.B840]" office:value-type="float" office:value="25742" calcext:value-type="float">
            <text:p>2574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42]+[.B841]" office:value-type="float" office:value="25792" calcext:value-type="float">
            <text:p>2579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43]+[.B842]" office:value-type="float" office:value="25842" calcext:value-type="float">
            <text:p>2584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44]+[.B843]" office:value-type="float" office:value="25892" calcext:value-type="float">
            <text:p>2589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45]+[.B844]" office:value-type="float" office:value="25942" calcext:value-type="float">
            <text:p>2594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46]+[.B845]" office:value-type="float" office:value="25992" calcext:value-type="float">
            <text:p>2599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47]+[.B846]" office:value-type="float" office:value="26042" calcext:value-type="float">
            <text:p>2604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48]+[.B847]" office:value-type="float" office:value="26092" calcext:value-type="float">
            <text:p>2609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49]+[.B848]" office:value-type="float" office:value="26142" calcext:value-type="float">
            <text:p>2614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50]+[.B849]" office:value-type="float" office:value="26192" calcext:value-type="float">
            <text:p>2619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51]+[.B850]" office:value-type="float" office:value="26242" calcext:value-type="float">
            <text:p>2624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52]+[.B851]" office:value-type="float" office:value="26292" calcext:value-type="float">
            <text:p>2629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53]+[.B852]" office:value-type="float" office:value="26342" calcext:value-type="float">
            <text:p>2634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54]+[.B853]" office:value-type="float" office:value="26392" calcext:value-type="float">
            <text:p>26392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55]+[.B854]" office:value-type="float" office:value="26443" calcext:value-type="float">
            <text:p>2644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56]+[.B855]" office:value-type="float" office:value="26494" calcext:value-type="float">
            <text:p>26494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57]+[.B856]" office:value-type="float" office:value="26545" calcext:value-type="float">
            <text:p>2654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58]+[.B857]" office:value-type="float" office:value="26596" calcext:value-type="float">
            <text:p>26596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59]+[.B858]" office:value-type="float" office:value="26647" calcext:value-type="float">
            <text:p>26647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60]+[.B859]" office:value-type="float" office:value="26698" calcext:value-type="float">
            <text:p>26698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61]+[.B860]" office:value-type="float" office:value="26749" calcext:value-type="float">
            <text:p>26749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62]+[.B861]" office:value-type="float" office:value="26800" calcext:value-type="float">
            <text:p>2680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63]+[.B862]" office:value-type="float" office:value="26851" calcext:value-type="float">
            <text:p>26851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64]+[.B863]" office:value-type="float" office:value="26902" calcext:value-type="float">
            <text:p>26902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65]+[.B864]" office:value-type="float" office:value="26953" calcext:value-type="float">
            <text:p>2695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66]+[.B865]" office:value-type="float" office:value="27004" calcext:value-type="float">
            <text:p>27004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67]+[.B866]" office:value-type="float" office:value="27056" calcext:value-type="float">
            <text:p>27056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68]+[.B867]" office:value-type="float" office:value="27108" calcext:value-type="float">
            <text:p>27108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69]+[.B868]" office:value-type="float" office:value="27160" calcext:value-type="float">
            <text:p>2716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70]+[.B869]" office:value-type="float" office:value="27212" calcext:value-type="float">
            <text:p>27212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71]+[.B870]" office:value-type="float" office:value="27264" calcext:value-type="float">
            <text:p>27264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72]+[.B871]" office:value-type="float" office:value="27316" calcext:value-type="float">
            <text:p>27316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73]+[.B872]" office:value-type="float" office:value="27368" calcext:value-type="float">
            <text:p>27368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74]+[.B873]" office:value-type="float" office:value="27420" calcext:value-type="float">
            <text:p>2742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75]+[.B874]" office:value-type="float" office:value="27473" calcext:value-type="float">
            <text:p>27473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76]+[.B875]" office:value-type="float" office:value="27526" calcext:value-type="float">
            <text:p>27526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77]+[.B876]" office:value-type="float" office:value="27579" calcext:value-type="float">
            <text:p>27579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78]+[.B877]" office:value-type="float" office:value="27632" calcext:value-type="float">
            <text:p>2763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79]+[.B878]" office:value-type="float" office:value="27685" calcext:value-type="float">
            <text:p>27685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80]+[.B879]" office:value-type="float" office:value="27738" calcext:value-type="float">
            <text:p>27738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81]+[.B880]" office:value-type="float" office:value="27791" calcext:value-type="float">
            <text:p>27791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82]+[.B881]" office:value-type="float" office:value="27844" calcext:value-type="float">
            <text:p>27844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83]+[.B882]" office:value-type="float" office:value="27897" calcext:value-type="float">
            <text:p>27897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84]+[.B883]" office:value-type="float" office:value="27950" calcext:value-type="float">
            <text:p>2795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85]+[.B884]" office:value-type="float" office:value="28003" calcext:value-type="float">
            <text:p>28003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86]+[.B885]" office:value-type="float" office:value="28056" calcext:value-type="float">
            <text:p>28056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87]+[.B886]" office:value-type="float" office:value="28109" calcext:value-type="float">
            <text:p>28109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88]+[.B887]" office:value-type="float" office:value="28163" calcext:value-type="float">
            <text:p>2816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89]+[.B888]" office:value-type="float" office:value="28217" calcext:value-type="float">
            <text:p>28217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90]+[.B889]" office:value-type="float" office:value="28271" calcext:value-type="float">
            <text:p>28271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91]+[.B890]" office:value-type="float" office:value="28325" calcext:value-type="float">
            <text:p>2832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92]+[.B891]" office:value-type="float" office:value="28379" calcext:value-type="float">
            <text:p>28379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93]+[.B892]" office:value-type="float" office:value="28433" calcext:value-type="float">
            <text:p>2843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94]+[.B893]" office:value-type="float" office:value="28487" calcext:value-type="float">
            <text:p>28487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95]+[.B894]" office:value-type="float" office:value="28541" calcext:value-type="float">
            <text:p>28541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96]+[.B895]" office:value-type="float" office:value="28595" calcext:value-type="float">
            <text:p>2859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97]+[.B896]" office:value-type="float" office:value="28649" calcext:value-type="float">
            <text:p>28649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98]+[.B897]" office:value-type="float" office:value="28703" calcext:value-type="float">
            <text:p>2870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99]+[.B898]" office:value-type="float" office:value="28757" calcext:value-type="float">
            <text:p>28757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900]+[.B899]" office:value-type="float" office:value="28811" calcext:value-type="float">
            <text:p>2881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01]+[.B900]" office:value-type="float" office:value="28866" calcext:value-type="float">
            <text:p>28866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02]+[.B901]" office:value-type="float" office:value="28921" calcext:value-type="float">
            <text:p>2892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03]+[.B902]" office:value-type="float" office:value="28976" calcext:value-type="float">
            <text:p>28976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04]+[.B903]" office:value-type="float" office:value="29031" calcext:value-type="float">
            <text:p>2903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05]+[.B904]" office:value-type="float" office:value="29086" calcext:value-type="float">
            <text:p>29086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06]+[.B905]" office:value-type="float" office:value="29141" calcext:value-type="float">
            <text:p>2914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07]+[.B906]" office:value-type="float" office:value="29196" calcext:value-type="float">
            <text:p>29196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08]+[.B907]" office:value-type="float" office:value="29251" calcext:value-type="float">
            <text:p>2925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09]+[.B908]" office:value-type="float" office:value="29306" calcext:value-type="float">
            <text:p>29306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10]+[.B909]" office:value-type="float" office:value="29361" calcext:value-type="float">
            <text:p>2936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11]+[.B910]" office:value-type="float" office:value="29416" calcext:value-type="float">
            <text:p>29416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12]+[.B911]" office:value-type="float" office:value="29472" calcext:value-type="float">
            <text:p>29472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13]+[.B912]" office:value-type="float" office:value="29528" calcext:value-type="float">
            <text:p>29528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14]+[.B913]" office:value-type="float" office:value="29584" calcext:value-type="float">
            <text:p>29584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15]+[.B914]" office:value-type="float" office:value="29640" calcext:value-type="float">
            <text:p>2964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16]+[.B915]" office:value-type="float" office:value="29696" calcext:value-type="float">
            <text:p>29696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17]+[.B916]" office:value-type="float" office:value="29752" calcext:value-type="float">
            <text:p>29752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18]+[.B917]" office:value-type="float" office:value="29808" calcext:value-type="float">
            <text:p>29808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19]+[.B918]" office:value-type="float" office:value="29864" calcext:value-type="float">
            <text:p>29864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20]+[.B919]" office:value-type="float" office:value="29921" calcext:value-type="float">
            <text:p>29921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21]+[.B920]" office:value-type="float" office:value="29978" calcext:value-type="float">
            <text:p>29978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22]+[.B921]" office:value-type="float" office:value="30035" calcext:value-type="float">
            <text:p>3003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23]+[.B922]" office:value-type="float" office:value="30092" calcext:value-type="float">
            <text:p>30092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24]+[.B923]" office:value-type="float" office:value="30149" calcext:value-type="float">
            <text:p>30149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25]+[.B924]" office:value-type="float" office:value="30206" calcext:value-type="float">
            <text:p>30206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26]+[.B925]" office:value-type="float" office:value="30263" calcext:value-type="float">
            <text:p>30263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27]+[.B926]" office:value-type="float" office:value="30320" calcext:value-type="float">
            <text:p>3032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28]+[.B927]" office:value-type="float" office:value="30377" calcext:value-type="float">
            <text:p>30377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29]+[.B928]" office:value-type="float" office:value="30434" calcext:value-type="float">
            <text:p>30434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30]+[.B929]" office:value-type="float" office:value="30492" calcext:value-type="float">
            <text:p>30492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31]+[.B930]" office:value-type="float" office:value="30550" calcext:value-type="float">
            <text:p>3055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32]+[.B931]" office:value-type="float" office:value="30608" calcext:value-type="float">
            <text:p>30608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33]+[.B932]" office:value-type="float" office:value="30666" calcext:value-type="float">
            <text:p>30666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34]+[.B933]" office:value-type="float" office:value="30724" calcext:value-type="float">
            <text:p>30724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35]+[.B934]" office:value-type="float" office:value="30782" calcext:value-type="float">
            <text:p>30782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36]+[.B935]" office:value-type="float" office:value="30841" calcext:value-type="float">
            <text:p>30841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37]+[.B936]" office:value-type="float" office:value="30900" calcext:value-type="float">
            <text:p>3090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38]+[.B937]" office:value-type="float" office:value="30959" calcext:value-type="float">
            <text:p>30959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39]+[.B938]" office:value-type="float" office:value="31018" calcext:value-type="float">
            <text:p>31018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40]+[.B939]" office:value-type="float" office:value="31077" calcext:value-type="float">
            <text:p>31077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41]+[.B940]" office:value-type="float" office:value="31136" calcext:value-type="float">
            <text:p>31136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42]+[.B941]" office:value-type="float" office:value="31195" calcext:value-type="float">
            <text:p>3119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43]+[.B942]" office:value-type="float" office:value="31254" calcext:value-type="float">
            <text:p>31254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44]+[.B943]" office:value-type="float" office:value="31313" calcext:value-type="float">
            <text:p>3131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45]+[.B944]" office:value-type="float" office:value="31373" calcext:value-type="float">
            <text:p>3137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46]+[.B945]" office:value-type="float" office:value="31433" calcext:value-type="float">
            <text:p>3143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47]+[.B946]" office:value-type="float" office:value="31493" calcext:value-type="float">
            <text:p>3149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48]+[.B947]" office:value-type="float" office:value="31553" calcext:value-type="float">
            <text:p>3155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49]+[.B948]" office:value-type="float" office:value="31613" calcext:value-type="float">
            <text:p>31613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50]+[.B949]" office:value-type="float" office:value="31674" calcext:value-type="float">
            <text:p>31674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51]+[.B950]" office:value-type="float" office:value="31735" calcext:value-type="float">
            <text:p>31735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52]+[.B951]" office:value-type="float" office:value="31796" calcext:value-type="float">
            <text:p>31796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53]+[.B952]" office:value-type="float" office:value="31857" calcext:value-type="float">
            <text:p>31857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54]+[.B953]" office:value-type="float" office:value="31918" calcext:value-type="float">
            <text:p>31918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55]+[.B954]" office:value-type="float" office:value="31979" calcext:value-type="float">
            <text:p>31979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56]+[.B955]" office:value-type="float" office:value="32041" calcext:value-type="float">
            <text:p>3204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57]+[.B956]" office:value-type="float" office:value="32103" calcext:value-type="float">
            <text:p>32103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58]+[.B957]" office:value-type="float" office:value="32165" calcext:value-type="float">
            <text:p>32165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59]+[.B958]" office:value-type="float" office:value="32227" calcext:value-type="float">
            <text:p>32227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60]+[.B959]" office:value-type="float" office:value="32289" calcext:value-type="float">
            <text:p>32289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61]+[.B960]" office:value-type="float" office:value="32352" calcext:value-type="float">
            <text:p>3235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62]+[.B961]" office:value-type="float" office:value="32415" calcext:value-type="float">
            <text:p>32415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63]+[.B962]" office:value-type="float" office:value="32478" calcext:value-type="float">
            <text:p>32478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64]+[.B963]" office:value-type="float" office:value="32541" calcext:value-type="float">
            <text:p>3254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65]+[.B964]" office:value-type="float" office:value="32604" calcext:value-type="float">
            <text:p>32604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966]+[.B965]" office:value-type="float" office:value="32668" calcext:value-type="float">
            <text:p>32668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967]+[.B966]" office:value-type="float" office:value="32732" calcext:value-type="float">
            <text:p>32732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968]+[.B967]" office:value-type="float" office:value="32797" calcext:value-type="float">
            <text:p>3279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969]+[.B968]" office:value-type="float" office:value="32862" calcext:value-type="float">
            <text:p>32862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970]+[.B969]" office:value-type="float" office:value="32927" calcext:value-type="float">
            <text:p>3292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971]+[.B970]" office:value-type="float" office:value="32993" calcext:value-type="float">
            <text:p>32993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972]+[.B971]" office:value-type="float" office:value="33059" calcext:value-type="float">
            <text:p>33059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973]+[.B972]" office:value-type="float" office:value="33125" calcext:value-type="float">
            <text:p>3312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974]+[.B973]" office:value-type="float" office:value="33191" calcext:value-type="float">
            <text:p>3319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975]+[.B974]" office:value-type="float" office:value="33258" calcext:value-type="float">
            <text:p>33258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976]+[.B975]" office:value-type="float" office:value="33325" calcext:value-type="float">
            <text:p>33325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977]+[.B976]" office:value-type="float" office:value="33394" calcext:value-type="float">
            <text:p>33394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978]+[.B977]" office:value-type="float" office:value="33463" calcext:value-type="float">
            <text:p>33463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979]+[.B978]" office:value-type="float" office:value="33532" calcext:value-type="float">
            <text:p>33532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980]+[.B979]" office:value-type="float" office:value="33601" calcext:value-type="float">
            <text:p>3360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981]+[.B980]" office:value-type="float" office:value="33671" calcext:value-type="float">
            <text:p>3367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982]+[.B981]" office:value-type="float" office:value="33743" calcext:value-type="float">
            <text:p>33743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983]+[.B982]" office:value-type="float" office:value="33815" calcext:value-type="float">
            <text:p>3381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984]+[.B983]" office:value-type="float" office:value="33887" calcext:value-type="float">
            <text:p>33887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985]+[.B984]" office:value-type="float" office:value="33960" calcext:value-type="float">
            <text:p>3396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986]+[.B985]" office:value-type="float" office:value="34034" calcext:value-type="float">
            <text:p>34034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 style:data-style-name="N2" text:time-value="09:00:35.4449989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08:52:22.261087487</meta:creation-date>
    <dc:date>2024-03-09T09:03:19.744335764</dc:date>
    <meta:editing-duration>PT5M1S</meta:editing-duration>
    <meta:editing-cycles>2</meta:editing-cycles>
    <meta:generator>LibreOffice/24.2.0.3$Linux_X86_64 LibreOffice_project/420$Build-3</meta:generator>
    <meta:document-statistic meta:table-count="1" meta:cell-count="1976" meta:object-count="0"/>
  </office:meta>
</office:document-meta>
</file>